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</office:automatic-styles>
  <office:body>
    <office:text>
      <text:h text:style-name="Heading_20_1" text:outline-level="1"><text:bookmark-start text:name="digital-tools-for-humanities-research"/>Digital Tools for Humanities Research<text:bookmark-end text:name="digital-tools-for-humanities-research"/></text:h>
      <text:h text:style-name="Heading_20_2" text:outline-level="2"><text:bookmark-start text:name="citation-and-source-material-management"/>Citation and Source Material Management<text:bookmark-end text:name="citation-and-source-material-management"/></text:h>
      <text:list text:style-name="L1">
        <text:list-item>
          <text:p text:style-name="P1"><text:a xlink:type="simple" xlink:href="https://zotero.org" office:name=""><text:span text:style-name="Definition">Zotero</text:span></text:a> – Open-Source citation management software</text:p>
          <text:list text:style-name="L2">
            <text:list-item>
              <text:p text:style-name="P2">Runs on Windows, MacOS, Linux</text:p>
            </text:list-item>
            <text:list-item>
              <text:p text:style-name="P2">Can manage your PDFs as attachments (see below)</text:p>
            </text:list-item>
            <text:list-item>
              <text:p text:style-name="P2">Has plugins and integrations for Microsoft Office and LibreOffice</text:p>
            </text:list-item>
            <text:list-item>
              <text:p text:style-name="P2">Can import citation information automagically from ISBN or DOI</text:p>
            </text:list-item>
            <text:list-item>
              <text:p text:style-name="P2"><text:a xlink:type="simple" xlink:href="https://guides.lib.fsu.edu/zotero" office:name=""><text:span text:style-name="Definition">Zotero @ FSU</text:span></text:a></text:p>
            </text:list-item>
          </text:list>
        </text:list-item>
        <text:list-item>
          <text:p text:style-name="P1"><text:a xlink:type="simple" xlink:href="https://github.com/wileyyugioh/zotmoov" office:name=""><text:span text:style-name="Definition">Zotmoov</text:span></text:a></text:p>
          <text:list text:style-name="L3">
            <text:list-item>
              <text:p text:style-name="P3">Normally, Zotero will store your PDFs in a network of hidden folders and synchronize them to its own, paid cloud storage :(</text:p>
            </text:list-item>
            <text:list-item>
              <text:p text:style-name="P3">Zotmoov is a Zotero plugin that allows you to choose a different folder on your computer, possibly one connected to OneDrive or Google Drive</text:p>
            </text:list-item>
          </text:list>
        </text:list-item>
      </text:list>
      <text:h text:style-name="Heading_20_2" text:outline-level="2"><text:bookmark-start text:name="notes"/>Notes<text:bookmark-end text:name="notes"/></text:h>
      <text:list text:style-name="L4">
        <text:list-item>
          <text:p text:style-name="P4"><text:a xlink:type="simple" xlink:href="https://obsidian.md" office:name=""><text:span text:style-name="Definition">Obsidian</text:span></text:a></text:p>
          <text:list text:style-name="L5">
            <text:list-item>
              <text:p text:style-name="P5">Runs on Windows, MacOS, Linux, and mobile</text:p>
            </text:list-item>
            <text:list-item>
              <text:p text:style-name="P5">Notes formatted in Markdown (see below)</text:p>
            </text:list-item>
            <text:list-item>
              <text:p text:style-name="P5">Not open source but freely available with many plugins</text:p>
            </text:list-item>
            <text:list-item>
              <text:p text:style-name="P5">Allows note linking, 3D visualization, flow charts, sketch boards</text:p>
            </text:list-item>
            <text:list-item>
              <text:p text:style-name="P5">Stores notes as a folder of text files. If you stop using Obsidian, you can still access them in any other text editor.</text:p>
            </text:list-item>
            <text:list-item>
              <text:p text:style-name="P5">Wants to sell you its own, paid cloud storage :(</text:p>
            </text:list-item>
          </text:list>
        </text:list-item>
      </text:list>
      <text:h text:style-name="Heading_20_2" text:outline-level="2"><text:bookmark-start text:name="word-processors"/>Word Processors<text:bookmark-end text:name="word-processors"/></text:h>
      <text:list text:style-name="L6">
        <text:list-item>
          <text:p text:style-name="P6"><text:a xlink:type="simple" xlink:href="https://www.microsoft.com/en-us/microsoft-365/word" office:name=""><text:span text:style-name="Definition">Microsoft Word</text:span></text:a></text:p>
          <text:list text:style-name="L7">
            <text:list-item>
              <text:p text:style-name="P7">Free for University affiliates, subscriptions for everyone else</text:p>
            </text:list-item>
            <text:list-item>
              <text:p text:style-name="P7">DOCX file format is industry standard for journals and publishers</text:p>
            </text:list-item>
            <text:list-item>
              <text:p text:style-name="P7">Not open source</text:p>
            </text:list-item>
            <text:list-item>
              <text:p text:style-name="P7">Pushes cloud storage and now AI</text:p>
            </text:list-item>
          </text:list>
        </text:list-item>
        <text:list-item>
          <text:p text:style-name="P6"><text:a xlink:type="simple" xlink:href="https://www.libreoffice.org/" office:name=""><text:span text:style-name="Definition">LibreOffice</text:span></text:a></text:p>
          <text:list text:style-name="L8">
            <text:list-item>
              <text:p text:style-name="P8">Open source, free for everyone</text:p>
            </text:list-item>
            <text:list-item>
              <text:p text:style-name="P8">Uses ODT format by default but highly compatible with DOCX</text:p>
              <text:list text:style-name="L9">
                <text:list-item>
                  <text:p text:style-name="P9">LibreOffice is better at rendering DOCX files than Word is at ODT</text:p>
                </text:list-item>
              </text:list>
            </text:list-item>
            <text:list-item>
              <text:p text:style-name="P8">Excellent PDF export options</text:p>
            </text:list-item>
            <text:list-item>
              <text:p text:style-name="P8">User interface feels like Word 2003 (a benefit to some…)</text:p>
            </text:list-item>
          </text:list>
        </text:list-item>
        <text:list-item>
          <text:p text:style-name="P6"><text:a xlink:type="simple" xlink:href="https://www.literatureandlatte.com/" office:name=""><text:span text:style-name="Definition">Scrivener</text:span></text:a></text:p>
          <text:list text:style-name="L10">
            <text:list-item>
              <text:p text:style-name="P10">More like a combination of Obsidian and Word/LibreOffice</text:p>
            </text:list-item>
            <text:list-item>
              <text:p text:style-name="P10">Allows you to write in snippets, rearrange them, and compile into DOCX and other formats</text:p>
            </text:list-item>
            <text:list-item>
              <text:p text:style-name="P10">Geared toward novel and book writers but can be used to organize research</text:p>
            </text:list-item>
            <text:list-item>
              <text:p text:style-name="P10">Not open source</text:p>
            </text:list-item>
            <text:list-item>
              <text:p text:style-name="P10">One-time fee, must buy versions for MacOS, Windows, and mobile separately</text:p>
            </text:list-item>
            <text:list-item>
              <text:p text:style-name="P10">Academic discount</text:p>
            </text:list-item>
          </text:list>
        </text:list-item>
      </text:list>
      <text:h text:style-name="Heading_20_2" text:outline-level="2"><text:bookmark-start text:name="plaintext-workflow"/>Plaintext Workflow<text:bookmark-end text:name="plaintext-workflow"/></text:h>
      <text:p text:style-name="First_20_paragraph">The following tools are for a different way of working. They involve drafting in a text editor and then exporting to DOCX, PDF, HTML. Originally developed by bloggers and digital-first authors but gaining traction among academics. Parallel to the LATEX and <text:a xlink:type="simple" xlink:href="https://www.overleaf.com/" office:name=""><text:span text:style-name="Definition">Overleaf</text:span></text:a> workflow used in the sciences.</text:p>
      <text:h text:style-name="Heading_20_3" text:outline-level="3"><text:bookmark-start text:name="markdown"/>Markdown<text:bookmark-end text:name="markdown"/></text:h>
      <text:list text:style-name="L11">
        <text:list-item>
          <text:p text:style-name="P11">Markdown is a way of formatting plain text that allows for basic formatting, like <text:span text:style-name="T1">bold</text:span>, <text:span text:style-name="T2">italics</text:span>, headings, and footnotes<text:note text:id="ftn0" text:note-class="footnote"><text:note-citation>1</text:note-citation><text:note-body><text:p text:style-name="Footnote">Sample footnote</text:p></text:note-body></text:note>.</text:p>
        </text:list-item>
        <text:list-item>
          <text:p text:style-name="P11">You use a plain text editor to write in Markdown. Then, you use a utility—either one built into the text editor itself or a separate program—to convert the markdown to an output format.</text:p>
        </text:list-item>
      </text:list>
      <text:h text:style-name="Heading_20_3" text:outline-level="3"><text:bookmark-start text:name="text-editors"/>Text Editors<text:bookmark-end text:name="text-editors"/></text:h>
      <text:list text:style-name="L12">
        <text:list-item>
          <text:p text:style-name="P12"><text:a xlink:type="simple" xlink:href="https://code.visualstudio.com/" office:name=""><text:span text:style-name="Definition">Microsoft VSCode</text:span></text:a> – Industry-leading text and code editor</text:p>
          <text:list text:style-name="L13">
            <text:list-item>
              <text:p text:style-name="P13">Partly open source</text:p>
            </text:list-item>
            <text:list-item>
              <text:p text:style-name="P13">Windows, MacOS, Linux</text:p>
            </text:list-item>
            <text:list-item>
              <text:p text:style-name="P13">Tons of plugins and AI Copilot</text:p>
            </text:list-item>
            <text:list-item>
              <text:p text:style-name="P13">Can customize the appearance for different “languages” (i.e., markdown)</text:p>
            </text:list-item>
          </text:list>
        </text:list-item>
        <text:list-item>
          <text:p text:style-name="P12"><text:a xlink:type="simple" xlink:href="https://www.gnu.org/software/emacs/" office:name=""><text:span text:style-name="Definition">Emacs</text:span></text:a></text:p>
          <text:list text:style-name="L14">
            <text:list-item>
              <text:p text:style-name="P14">One of the original text editors from the 1980s</text:p>
            </text:list-item>
            <text:list-item>
              <text:p text:style-name="P14">Fully open source</text:p>
            </text:list-item>
            <text:list-item>
              <text:p text:style-name="P14">Windows, MacOS, Linux</text:p>
            </text:list-item>
            <text:list-item>
              <text:p text:style-name="P14">Extremely customizable</text:p>
              <text:list text:style-name="L15">
                <text:list-item>
                  <text:p text:style-name="P15">Can save your settings as a <text:a xlink:type="simple" xlink:href="..//extras/.emacs" office:name=""><text:span text:style-name="Definition">text file</text:span></text:a> to transport them to other computers</text:p>
                </text:list-item>
              </text:list>
            </text:list-item>
            <text:list-item>
              <text:p text:style-name="P14">Can be used as an outliner, planner, project manager, email client, etc. etc.</text:p>
            </text:list-item>
            <text:list-item>
              <text:p text:style-name="P14">Steep learning curve, huge time suck</text:p>
            </text:list-item>
          </text:list>
        </text:list-item>
      </text:list>
      <text:h text:style-name="Heading_20_3" text:outline-level="3"><text:bookmark-start text:name="markdown-converter"/>Markdown Converter<text:bookmark-end text:name="markdown-converter"/></text:h>
      <text:list text:style-name="L16">
        <text:list-item>
          <text:p text:style-name="P16"><text:a xlink:type="simple" xlink:href="https://pandoc.org/" office:name=""><text:span text:style-name="Definition">Pandoc</text:span></text:a></text:p>
          <text:list text:style-name="L17">
            <text:list-item>
              <text:p text:style-name="P17">Open source</text:p>
            </text:list-item>
            <text:list-item>
              <text:p text:style-name="P17">Command-line utility for converting between dozens of different file formats. Ex., markdown to <text:a xlink:type="simple" xlink:href="..//samples/README.docx" office:name=""><text:span text:style-name="Definition">DOCX</text:span></text:a>, <text:a xlink:type="simple" xlink:href="..//samples/README.odt" office:name=""><text:span text:style-name="Definition">ODT</text:span></text:a>, <text:a xlink:type="simple" xlink:href="..//samples/README.rtf" office:name=""><text:span text:style-name="Definition">RTF</text:span></text:a>, <text:a xlink:type="simple" xlink:href="..//samples/README.html" office:name=""><text:span text:style-name="Definition">HTML</text:span></text:a>, <text:a xlink:type="simple" xlink:href="..//samples/README.pdf" office:name=""><text:span text:style-name="Definition">PDF</text:span></text:a> (via LaTex).</text:p>
              <text:list text:style-name="L18">
                <text:list-item>
                  <text:p text:style-name="P18"><text:span text:style-name="Source_Text">pandoc sample.md -o sample.docx</text:span></text:p>
                </text:list-item>
              </text:list>
            </text:list-item>
            <text:list-item>
              <text:p text:style-name="P17">Can use a <text:a xlink:type="simple" xlink:href="..//extras/manuscript-template.docx" office:name=""><text:span text:style-name="Definition">template</text:span></text:a> to standardize output formatting</text:p>
              <text:list text:style-name="L19">
                <text:list-item>
                  <text:p text:style-name="P19"><text:span text:style-name="Source_Text">pandoc sample.md -o sample.docx --reference-doc=manuscript-template.docx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consideration"/>Consideration<text:bookmark-end text:name="consideration"/></text:h>
      <text:h text:style-name="Heading_20_4" text:outline-level="4"><text:bookmark-start text:name="advantages"/>Advantages<text:bookmark-end text:name="advantages"/></text:h>
      <text:list text:style-name="L20">
        <text:list-item>
          <text:p text:style-name="P20">Distraction-free writing</text:p>
        </text:list-item>
        <text:list-item>
          <text:p text:style-name="P20">Draft first, format later</text:p>
        </text:list-item>
        <text:list-item>
          <text:p text:style-name="P20">Markdown text files are small</text:p>
        </text:list-item>
        <text:list-item>
          <text:p text:style-name="P20">Sync, version control, collaboration with <text:span text:style-name="Source_Text">git</text:span> and <text:a xlink:type="simple" xlink:href="https://github.com" office:name=""><text:span text:style-name="Definition">GitHub</text:span></text:a></text:p>
        </text:list-item>
        <text:list-item>
          <text:p text:style-name="P20">Easy export to a variety of formats: DOCX for publishers, PDF for printing, HTML for web</text:p>
        </text:list-item>
        <text:list-item>
          <text:p text:style-name="P20">Markdown is spreading (Zotero, web developing)</text:p>
        </text:list-item>
        <text:list-item>
          <text:p text:style-name="P20">Learn digital humanities tools</text:p>
        </text:list-item>
        <text:list-item>
          <text:p text:style-name="P20">Open source tools are free to use and privacy-friendly</text:p>
        </text:list-item>
      </text:list>
      <text:h text:style-name="Heading_20_4" text:outline-level="4"><text:bookmark-start text:name="disadvantages"/>Disadvantages<text:bookmark-end text:name="disadvantages"/></text:h>
      <text:list text:style-name="L21">
        <text:list-item>
          <text:p text:style-name="P21"><text:span text:style-name="T1">Warning:</text:span> Learning curve (time suck)</text:p>
        </text:list-item>
        <text:list-item>
          <text:p text:style-name="P21">Customization (time suck)</text:p>
        </text:list-item>
        <text:list-item>
          <text:p text:style-name="P21">Need to convert to DOCX for collaboration and feedback (time suck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2025-09-04T15:05:58Z</meta:creation-date>
    <dc:date>2025-09-04T15:05:58Z</dc:date>
  </office:meta>
</office:document-meta>
</file>